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SLTransformer.performSearchMethod( String quer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ASLTransformer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SLTransformer.startElement( String uri , String name , String raw , Attributes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